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fo:min-height="2.927cm"/>
    </style:style>
    <style:style style:name="pr6" style:family="presentation" style:parent-style-name="Default-outline1">
      <style:graphic-properties fo:min-height="14.016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T1" style:family="text">
      <style:text-properties fo:color="#23ff23"/>
    </style:style>
    <style:style style:name="T2" style:family="text">
      <style:text-properties fo:color="#ffff00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ccccff"/>
    </style:style>
    <style:style style:name="T6" style:family="text">
      <style:text-properties fo:color="#ffcc99"/>
    </style:style>
    <style:style style:name="T7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ccccff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cc99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508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&lt;string&gt;</presentation:footer-decl>
      <presentation:footer-decl presentation:name="ftr2">CMPTxxxx</presentation:footer-decl>
      <presentation:date-time-decl presentation:name="dtd1" presentation:source="fixed">4 Feb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v2ch3: More on C++ &lt;string&gt;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4 Feb 2009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Review: namespaces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The <text:span text:style-name="T1">static</text:span> keyword: two uses</text:p>
                <text:list>
                  <text:list-item>
                    <text:p>For local vars: <text:span text:style-name="T2">persistent</text:span> <text:span text:style-name="T2">storage</text:span></text:p>
                  </text:list-item>
                  <text:list-item>
                    <text:p>For global names:<text:span text:style-name="T2"> file scope</text:span></text:p>
                  </text:list-item>
                </text:list>
              </text:list-item>
              <text:list-item>
                <text:p><text:span text:style-name="T2">Namespaces</text:span> and <text:span text:style-name="T1">using</text:span></text:p>
              </text:list-item>
              <text:list-item>
                <text:p><text:span text:style-name="T2">Class variables</text:span> (static member variables)</text:p>
                <text:list>
                  <text:list-item>
                    <text:p>Application: shared data <text:span text:style-name="T2">tables</text:span></text:p>
                  </text:list-item>
                </text:list>
              </text:list-item>
              <text:list-item>
                <text:p><text:span text:style-name="T2">Class methods</text:span> (static member functions)</text:p>
                <text:list>
                  <text:list-item>
                    <text:p>Application: <text:span text:style-name="T2">singleton</text:span> class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Quiz2:<text:tab/><text:tab/><text:tab/><text:span text:style-name="T3">10 min, 20 pts</text:span></text:p>
          </draw:text-box>
        </draw:frame>
        <draw:frame presentation:style-name="pr6" draw:id="id1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Define method <text:span text:style-name="T2">overloading</text:span> and method <text:span text:style-name="T2">overriding</text:span>. <text:s/>What is the difference?<text:tab/><text:tab/><text:tab/><text:tab/><text:tab/><text:span text:style-name="T4">[4]</text:span></text:p>
              </text:list-item>
              <text:list-item>
                <text:p>What is an <text:span text:style-name="T2">abstract superclass</text:span>, and why might one be useful?<text:tab/> <text:s/>How do you make one?<text:tab/><text:tab/><text:tab/><text:span text:style-name="T4">[4]</text:span></text:p>
              </text:list-item>
              <text:list-item>
                <text:p text:style-name="P1">Write <text:span text:style-name="T2">C++</text:span> declarations for these <text:span text:style-name="T2">relationships</text:span>:</text:p>
                <text:list>
                  <text:list-item>
                    <text:p>“<text:span text:style-name="T1">fido</text:span> <text:span text:style-name="T2">is a </text:span><text:span text:style-name="T1">Dog</text:span>.”</text:p>
                  </text:list-item>
                  <text:list-item>
                    <text:p>“A <text:span text:style-name="T1">Dog</text:span> is a <text:span text:style-name="T2">kind</text:span> of <text:span text:style-name="T1">Mammal</text:span>.”</text:p>
                  </text:list-item>
                  <text:list-item>
                    <text:p>“Every <text:span text:style-name="T1">Mammal</text:span> <text:span text:style-name="T2">has a</text:span> <text:span text:style-name="T1">Heart</text:span>.”</text:p>
                  </text:list-item>
                  <text:list-item>
                    <text:p>“Any <text:span text:style-name="T1">Dog</text:span> <text:span text:style-name="T2">knows how to</text:span> <text:span text:style-name="T1">bark</text:span>.”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Quiz2 answers: #1-2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 text:id="id2">Define method <text:span text:style-name="T2">overloading</text:span> and method <text:span text:style-name="T2">overriding</text:span>. <text:s/>What is the difference?<text:tab/><text:tab/><text:tab/><text:tab/><text:tab/><text:span text:style-name="T4">[4]</text:span></text:p>
                <text:list>
                  <text:list-item>
                    <text:p text:id="id3"><text:span text:style-name="T2">Overloading</text:span>: different versions of method, depending on <text:span text:style-name="T2">type</text:span> of parameters</text:p>
                  </text:list-item>
                  <text:list-item>
                    <text:p text:id="id4"><text:span text:style-name="T2">Overriding</text:span>: a method defined in the superclass, overridden by <text:span text:style-name="T2">subclass</text:span></text:p>
                  </text:list-item>
                </text:list>
              </text:list-item>
              <text:list-item>
                <text:p text:id="id5">What is an <text:span text:style-name="T2">abstract superclass</text:span>, and why might one be useful?<text:tab/><text:tab/><text:tab/><text:tab/><text:tab/><text:tab/><text:tab/><text:tab/><text:tab/><text:tab/><text:tab/><text:tab/><text:tab/><text:span text:style-name="T4">[4]</text:span></text:p>
                <text:list>
                  <text:list-item>
                    <text:p text:id="id6">A superclass that cannot be <text:span text:style-name="T2">instantiated</text:span>; write a<text:span text:style-name="T2"> pure virtual</text:span> method (<text:span text:style-name="T1">=0</text:span>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8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Quiz2 answers: #3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id="id7">Write <text:span text:style-name="T2">C++</text:span> declarations for these <text:span text:style-name="T2">relationships</text:span>:</text:p>
                <text:list>
                  <text:list-item>
                    <text:p text:id="id8">“<text:span text:style-name="T5">fido</text:span> <text:span text:style-name="T2">is a </text:span><text:span text:style-name="T1">Dog</text:span>.”</text:p>
                  </text:list-item>
                  <text:list-item>
                    <text:p text:id="id9">“A <text:span text:style-name="T1">Dog</text:span> is a <text:span text:style-name="T2">kind</text:span> of <text:span text:style-name="T1">Mammal</text:span>.”</text:p>
                  </text:list-item>
                  <text:list-item>
                    <text:p text:id="id10">“Every <text:span text:style-name="T1">Mammal</text:span> <text:span text:style-name="T2">has a</text:span> <text:span text:style-name="T1">Heart</text:span>.”</text:p>
                  </text:list-item>
                  <text:list-item>
                    <text:p text:id="id11">“Any <text:span text:style-name="T1">Dog</text:span> <text:span text:style-name="T2">knows how to</text:span> <text:span text:style-name="T6">bark()</text:span>.”</text:p>
                  </text:list-item>
                  <text:list-item>
                    <text:p text:id="id12"><text:span text:style-name="T7">class Heart {};</text:span></text:p>
                  </text:list-item>
                  <text:list-item>
                    <text:p text:id="id13"><text:span text:style-name="T7">class Mammal { Heart </text:span><text:span text:style-name="T8">h</text:span><text:span text:style-name="T7">; };</text:span></text:p>
                  </text:list-item>
                  <text:list-item>
                    <text:p text:id="id14"><text:span text:style-name="T7">class Dog : public Mammal { void </text:span><text:span text:style-name="T9">bark()</text:span><text:span text:style-name="T7">; }</text:span></text:p>
                  </text:list-item>
                  <text:list-item>
                    <text:p text:id="id15"><text:span text:style-name="T7">Dog </text:span><text:span text:style-name="T8">fido</text:span><text:span text:style-name="T7">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Initializing a C++ &lt;string&gt;</text:p>
          </draw:text-box>
        </draw:frame>
        <draw:frame presentation:style-name="pr6" draw:layer="layout" svg:width="25.199cm" svg:height="14.098cm" svg:x="1.4cm" svg:y="4.507cm" presentation:class="outline" presentation:user-transformed="true">
          <draw:text-box>
            <text:list text:style-name="L2">
              <text:list-item>
                <text:p>In C, strings are just <text:span text:style-name="T2">arrays</text:span> of <text:span text:style-name="T1">char</text:span>. <text:span text:style-name="T2">Limitations</text:span>?</text:p>
              </text:list-item>
              <text:list-item>
                <text:p>In C++, <text:span text:style-name="T1">&lt;string&gt;</text:span> is better: <text:span text:style-name="T2">declare</text:span>/<text:span text:style-name="T2">initialize</text:span>:</text:p>
              </text:list-item>
            </text:list>
            <text:list text:style-name="L3">
              <text:list-item>
                <text:list>
                  <text:list-item>
                    <text:p><text:span text:style-name="T7">#include &lt;string&gt;</text:span></text:p>
                  </text:list-item>
                  <text:list-item>
                    <text:p><text:span text:style-name="T7">string myName = “vonWilliamson”;</text:span></text:p>
                  </text:list-item>
                </text:list>
              </text:list-item>
            </text:list>
            <text:list text:style-name="L2">
              <text:list-item>
                <text:p>Initialize using <text:span text:style-name="T2">parameter</text:span> to constructor:</text:p>
                <text:list>
                  <text:list-item>
                    <text:p><text:span text:style-name="T7">string yrName(“Billy”);</text:span></text:p>
                  </text:list-item>
                </text:list>
              </text:list-item>
              <text:list-item>
                <text:p>Initialize as a <text:span text:style-name="T2">copy</text:span> (copy constructor):</text:p>
                <text:list>
                  <text:list-item>
                    <text:p><text:span text:style-name="T7">string hisName(myName);</text:span></text:p>
                  </text:list-item>
                </text:list>
              </text:list-item>
              <text:list-item>
                <text:p>Initialize from a <text:span text:style-name="T2">substring</text:span> (slice):</text:p>
                <text:list>
                  <text:list-item>
                    <text:p><text:span text:style-name="T7">string herName(myName, 0, 4);</text:span><text:span text:style-name="T7"><text:tab/></text:span><text:span text:style-name="T7"><text:tab/></text:span><text:span text:style-name="T9">// first four char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String operations</text:p>
          </draw:text-box>
        </draw:frame>
        <draw:frame presentation:style-name="pr6" draw:layer="layout" svg:width="25.199cm" svg:height="14.17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7">string myName = “vonWilliamson”;</text:span></text:p>
                  </text:list-item>
                </text:list>
              </text:list-item>
              <text:list-item>
                <text:p><text:span text:style-name="T2">Substring</text:span>: .substr(start, length)</text:p>
                <text:list>
                  <text:list-item>
                    <text:p><text:span text:style-name="T7">myName.substr(3, 4)</text:span><text:span text:style-name="T7"><text:tab/></text:span><text:span text:style-name="T7"><text:tab/></text:span><text:span text:style-name="T7"><text:tab/></text:span><text:span text:style-name="T9">// “Will”</text:span></text:p>
                  </text:list-item>
                </text:list>
              </text:list-item>
              <text:list-item>
                <text:p><text:span text:style-name="T2">Concatenate</text:span>: +</text:p>
              </text:list-item>
              <text:list-item>
                <text:p><text:span text:style-name="T2">Insert</text:span> into string: .insert(where, str)</text:p>
                <text:list>
                  <text:list-item>
                    <text:p><text:span text:style-name="T7">myName.insert(0, “Count ”)</text:span><text:span text:style-name="T7"><text:tab/></text:span><text:span text:style-name="T7"><text:tab/></text:span><text:span text:style-name="T9">// “Count vonW...”</text:span></text:p>
                  </text:list-item>
                </text:list>
              </text:list-item>
              <text:list-item>
                <text:p><text:span text:style-name="T2">Append</text:span> to end: .append(str)</text:p>
                <text:list>
                  <text:list-item>
                    <text:p><text:span text:style-name="T7">myName.append(“son”)</text:span><text:span text:style-name="T7"><text:tab/></text:span><text:span text:style-name="T7"><text:tab/></text:span><text:span text:style-name="T9">// “vonWilliamsonson”</text:span></text:p>
                  </text:list-item>
                </text:list>
              </text:list-item>
              <text:list-item>
                <text:p><text:span text:style-name="T2">Remove </text:span><text:span text:style-name="T10">characters: .erase(start, len)</text:span></text:p>
                <text:list>
                  <text:list-item>
                    <text:p><text:span text:style-name="T7">myName.erase(7, 3)</text:span><text:span text:style-name="T7"><text:tab/></text:span><text:span text:style-name="T7"><text:tab/></text:span><text:span text:style-name="T7"><text:tab/></text:span><text:span text:style-name="T9">// “vonWilson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String ops: search/replace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7">string myName = “vonWilliamson”;</text:span></text:p>
                  </text:list-item>
                </text:list>
              </text:list-item>
              <text:list-item>
                <text:p><text:span text:style-name="T2">Search</text:span> for a substring: .find(str, start)</text:p>
                <text:list>
                  <text:list-item>
                    <text:p>Returns <text:span text:style-name="T2">location</text:span> in string</text:p>
                  </text:list-item>
                  <text:list-item>
                    <text:p><text:span text:style-name="T7">#include &lt;cstddef&gt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9">// for size_t</text:span></text:p>
                  </text:list-item>
                  <text:list-item>
                    <text:p><text:span text:style-name="T7">size_t idx = myName.find(“son”, 0);</text:span><text:span text:style-name="T7"><text:tab/></text:span><text:span text:style-name="T7"><text:tab/></text:span><text:span text:style-name="T9">// 10</text:span></text:p>
                  </text:list-item>
                </text:list>
              </text:list-item>
              <text:list-item>
                <text:p>If <text:span text:style-name="T2">not found</text:span>, find() returns <text:span text:style-name="T2">string::npos</text:span> (nonexistent character position):</text:p>
                <text:list>
                  <text:list-item>
                    <text:p><text:span text:style-name="T7">if (idx == string::npos) { </text:span><text:span text:style-name="T7"><text:tab/></text:span><text:span text:style-name="T7"><text:tab/></text:span><text:span text:style-name="T7"><text:tab/></text:span><text:span text:style-name="T9">// couldn't find it!</text:span></text:p>
                  </text:list-item>
                </text:list>
              </text:list-item>
              <text:list-item>
                <text:p><text:span text:style-name="T2">Replace</text:span>: .replace(start, len, replacement)</text:p>
                <text:list>
                  <text:list-item>
                    <text:p><text:span text:style-name="T7">myName.replace(3, 7, “Ander”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String operations</text:p>
          </draw:text-box>
        </draw:frame>
        <draw:frame presentation:style-name="pr6" draw:layer="layout" svg:width="25.199cm" svg:height="14.016cm" svg:x="1.4cm" svg:y="4.452cm" presentation:class="outline" presentation:user-transformed="true">
          <draw:text-box>
            <text:list text:style-name="L2">
              <text:list-item>
                <text:p><text:span text:style-name="T2">Length</text:span> of string: <text:span text:style-name="T1">.length() </text:span>or <text:span text:style-name="T1">.size()</text:span></text:p>
              </text:list-item>
              <text:list-item>
                <text:p>Internal array dynamically <text:span text:style-name="T2">resizes</text:span> as needed</text:p>
              </text:list-item>
              <text:list-item>
                <text:p><text:span text:style-name="T2">Current</text:span> size of internal array:<text:span text:style-name="T1"> .capacity()</text:span></text:p>
              </text:list-item>
              <text:list-item>
                <text:p>Force a <text:span text:style-name="T2">resize</text:span> to a larger size: <text:span text:style-name="T1">.reserve(size)</text:span></text:p>
                <text:p/>
              </text:list-item>
              <text:list-item>
                <text:p>No functions to <text:span text:style-name="T2">change case</text:span> of a whole string, but you can use Standard C++ Library functions on <text:span text:style-name="T2">individual characters</text:span>:</text:p>
                <text:list>
                  <text:list-item>
                    <text:list>
                      <text:list-item>
                        <text:p><text:span text:style-name="T7">toupper('a')</text:span></text:p>
                      </text:list-item>
                      <text:list-item>
                        <text:p><text:span text:style-name="T7">tolower('A'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8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Lexicographic sorting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Comparing strings <text:span text:style-name="T2">lexically</text:span>:<text:line-break/><text:span text:style-name="T2">Character</text:span>-by-character, using <text:span text:style-name="T2">ASCII</text:span> order</text:p>
                <text:list>
                  <text:list-item>
                    <text:p><text:span text:style-name="T7">“</text:span><text:span text:style-name="T7">Hello World!” &lt; “Yallo World!”</text:span></text:p>
                  </text:list-item>
                  <text:list-item>
                    <text:p><text:span text:style-name="T7">“</text:span><text:span text:style-name="T7">Hello World!” &gt; “Hello Class!”</text:span></text:p>
                  </text:list-item>
                  <text:list-item>
                    <text:p><text:span text:style-name="T7">“</text:span><text:span text:style-name="T7">Hello World!” &lt; “Hello world!”</text:span></text:p>
                  </text:list-item>
                  <text:list-item>
                    <text:p><text:span text:style-name="T7">“</text:span><text:span text:style-name="T7">Hello World!” &gt; “H”</text:span></text:p>
                  </text:list-item>
                  <text:list-item>
                    <text:p><text:span text:style-name="T7">“</text:span><text:span text:style-name="T7">Hello World!” &gt; “ Hello World!”</text:span></text:p>
                  </text:list-item>
                </text:list>
              </text:list-item>
              <text:list-item>
                <text:p>More in the .compare() metho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7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7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7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7-01-15T12:24:22</meta:creation-date>
    <dc:date>2009-02-04T15:53:52</dc:date>
    <meta:editing-cycles>115</meta:editing-cycles>
    <meta:editing-duration>PT124H19M06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